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1513f5" officeooo:paragraph-rsid="001513f5"/>
    </style:style>
    <style:style style:name="P2" style:family="paragraph" style:parent-style-name="Preformatted_20_Text">
      <style:text-properties officeooo:paragraph-rsid="0016a252"/>
    </style:style>
    <style:style style:name="T1" style:family="text">
      <style:text-properties officeooo:rsid="001513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1-----</text:p>
      <text:p text:style-name="Preformatted_20_Text">Usaremos W10---Notepad++HTML---XML Editor.</text:p>
      <text:p text:style-name="Preformatted_20_Text">Practic<text:span text:style-name="T1">a</text:span>s se entregan casi siempre en Pdf.</text:p>
      <text:p text:style-name="Preformatted_20_Text">Plataforma==Edmodo.</text:p>
      <text:p text:style-name="Preformatted_20_Text">Codigo==ngd7rc</text:p>
      <text:p text:style-name="P2">va a subir un fichero a edmodo--entregarlo r</text:p>
      <text:p text:style-name="P1"/>
      <text:p text:style-name="P1"/>
      <text:p text:style-name="P2"/>
      <text:p text:style-name="Preformatted_20_Text"/>
      <text:p text:style-name="Preformatted_20_Text">Etiquetas:</text:p>
      <text:p text:style-name="Preformatted_20_Text">&lt;p&gt;Primera etiqueta&lt;/p&gt;-----Donde "&lt;p&gt; es inicio, "Primera etiqueta" es el texto y "&lt;/p&gt; es cierre. <text:s text:c="4"/></text:p>
      <text:p text:style-name="Preformatted_20_Text">Nombre de las etiquetas predeterminado.</text:p>
      <text:p text:style-name="Preformatted_20_Text">Código interpretado por el navegador.</text:p>
      <text:p text:style-name="Preformatted_20_Text">www: world wide web</text:p>
      <text:p text:style-name="Preformatted_20_Text"/>
      <text:p text:style-name="Preformatted_20_Text">Texto se guarda en un fichero tal que---"fichero.html". (.html)==extensión.</text:p>
      <text:p text:style-name="Preformatted_20_Text">HTML==HyperText Markup Language.</text:p>
      <text:p text:style-name="Preformatted_20_Text">---------------------------------------------------------------------------------</text:p>
      <text:p text:style-name="Preformatted_20_Text">------------------------------------------------------------------------------------</text:p>
      <text:p text:style-name="Preformatted_20_Text">------------------------------------------------------------------------------------</text:p>
      <text:p text:style-name="Preformatted_20_Text">2-----Modelo cliente-servidor.</text:p>
      <text:p text:style-name="Preformatted_20_Text"/>
      <text:p text:style-name="P2">Url== Uniform Resource Locator</text:p>
      <text:p text:style-name="P2"><text:span text:style-name="T1">indispensable &lt;!DOCTYPE html&gt;</text:span>ellenado en fisic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19-09-24T15:27:47.549000000</dc:date>
    <meta:editing-duration>PT5M27S</meta:editing-duration>
    <meta:editing-cycles>1</meta:editing-cycles>
    <meta:document-statistic meta:table-count="0" meta:image-count="0" meta:object-count="0" meta:page-count="1" meta:paragraph-count="19" meta:word-count="82" meta:character-count="840" meta:non-whitespace-character-count="778"/>
    <meta:generator>LibreOffice/6.3.1.2$Windows_X86_64 LibreOffice_project/b79626edf0065ac373bd1df5c28bd630b4424273</meta:generator>
  </office:meta>
</office:document-meta>
</file>